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page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small-caps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fo:font-variant="small-caps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small-caps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small-caps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19308f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font-variant="small-caps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font-variant="small-caps" fo:color="#ff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7" style:family="text">
      <style:text-properties fo:font-variant="small-caps" fo:color="#ff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9308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8"><text:span text:style-name="T1">LIETUVOS KARIUOMENĖS VADO</text:span><text:span text:style-name="T8"/></text:p>
      <text:p text:style-name="P2" loext:marker-style-name="T1"><text:span text:style-name="T1">RYŠIO Į S A K Y M A S</text:span><text:span text:style-name="T1"/></text:p>
      <text:p text:style-name="P2" loext:marker-style-name="T4"><text:span text:style-name="T4">SKIRTA </text:span><text:span text:style-name="T5">VYTAUTO PULKO </text:span><text:span text:style-name="T4">VYRIAUSIAJAM RYŠININKUI</text:span></text:p>
      <text:p text:style-name="P5" loext:marker-style-name="T1"/>
      <text:p text:style-name="P2" loext:marker-style-name="T1"><text:span text:style-name="T2">DĖL KARIŲ GELBĖJIMO MISIJOS VEIKSMŲ KURAVIMO KOMUNIKUOJA</text:span><text:span text:style-name="T3">N</text:span><text:span text:style-name="T2">T SU </text:span><text:span text:style-name="T7">YYYYY</text:span><text:span text:style-name="T6"> </text:span></text:p>
      <text:p text:style-name="P6" loext:marker-style-name="T8"/>
      <text:p text:style-name="P2" loext:marker-style-name="T8"><text:span text:style-name="T8">20024 m. kovo 29 d. Nr. V-995</text:span><text:span text:style-name="T8"/></text:p>
      <text:p text:style-name="P2" loext:marker-style-name="T8"><text:span text:style-name="T8">Vilnius</text:span><text:span text:style-name="T8"/></text:p>
      <text:p text:style-name="P7" loext:marker-style-name="T8"/>
      <text:p text:style-name="P7" loext:marker-style-name="T8"/>
      <text:p text:style-name="P3" loext:marker-style-name="T8"><text:span text:style-name="T8">Vadovaudamasis Lietuvos Respublikos krašto apsaugos sistemos organizavimo ir karo tarnybos įstatymo (Žin., 1998, Nr. </text:span><text:a xlink:type="simple" xlink:href="https://www.e-tar.lt/portal/lt/legalAct/TAR.15C705E93776" text:style-name="Default_20_Style" text:visited-style-name="Default_20_Style"><text:span text:style-name="T10">49-1325</text:span></text:a><text:span text:style-name="T8">; 1999, Nr. </text:span><text:a xlink:type="simple" xlink:href="https://www.e-tar.lt/portal/lt/legalAct/TAR.D6C240000971" text:style-name="Default_20_Style" text:visited-style-name="Default_20_Style"><text:span text:style-name="T10">64-2069</text:span></text:a><text:span text:style-name="T8">; 2003, Nr. 91(1)-4106, 2004, Nr. 169-6215) 13 straipsnio 7 dalies 23 punktu ir 8 dalimi bei Lietuvos Respublikos saugaus ryšio įstatymo (Žin., 2000, Nr. </text:span><text:a xlink:type="simple" xlink:href="https://www.e-tar.lt/portal/lt/legalAct/TAR.8FBB384266D1" text:style-name="Default_20_Style" text:visited-style-name="Default_20_Style"><text:span text:style-name="T10">75-2264</text:span></text:a><text:span text:style-name="T8">; 2005, Nr. </text:span><text:a xlink:type="simple" xlink:href="https://www.e-tar.lt/portal/lt/legalAct/TAR.19F0A59292E8" text:style-name="Default_20_Style" text:visited-style-name="Default_20_Style"><text:span text:style-name="T10">31-974</text:span></text:a><text:span text:style-name="T8">; 2008, Nr. </text:span><text:a xlink:type="simple" xlink:href="https://www.e-tar.lt/portal/lt/legalAct/TAR.120C2EF275BE" text:style-name="Default_20_Style" text:visited-style-name="Default_20_Style"><text:span text:style-name="T10">65-2458</text:span></text:a><text:span text:style-name="T8">) 42 straipsnio 3 dalimi:</text:span></text:p>
      <text:p text:style-name="P3" loext:marker-style-name="T8"><text:bookmark text:name="_gjdgxs"/><text:span text:style-name="T8">1. T v i r t i n u </text:span><text:span text:style-name="T9">g</text:span><text:span text:style-name="T8">elbėjimo misijos NR. 63-1563 veiksmų atlikimui ir paieškos darbų vykdymui susisiekiant su </text:span><text:span text:style-name="T15">YYYYY</text:span><text:span text:style-name="T11"> </text:span><text:span text:style-name="T8">naudoti saugų radijo ryšį, kurio dažnis yra </text:span><text:span text:style-name="T15">XXXX</text:span><text:span text:style-name="T8">.</text:span></text:p>
      <text:p text:style-name="P3" loext:marker-style-name="T8"><text:span text:style-name="T8">2. Šis įsakymas įsigalioja 2024 m. kovo 29 d.</text:span><text:span text:style-name="T8"/></text:p>
      <text:p text:style-name="P7" loext:marker-style-name="T8"/>
      <text:p text:style-name="P7" loext:marker-style-name="T8"/>
      <text:p text:style-name="P7" loext:marker-style-name="T8"/>
      <text:p text:style-name="P4" loext:marker-style-name="T8"><text:span text:style-name="T1">KARIUOMENĖS VADAS GEN. MJR. VYTA</text:span><text:span text:style-name="T4">U</text:span><text:span text:style-name="T1">TAS RŪKLAUSKAS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lt" fo:country="L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lt" fo:country="L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8T16:30:02.849000000</dc:date>
    <meta:editing-duration>PT7M50S</meta:editing-duration>
    <meta:editing-cycles>1</meta:editing-cycles>
    <meta:document-statistic meta:table-count="0" meta:image-count="0" meta:object-count="0" meta:page-count="1" meta:paragraph-count="10" meta:word-count="132" meta:character-count="817" meta:non-whitespace-character-count="694"/>
    <meta:generator>LibreOffice/24.2.1.2$Windows_X86_64 LibreOffice_project/db4def46b0453cc22e2d0305797cf981b68ef5ac</meta:generator>
  </office:meta>
</office:document-meta>
</file>